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text-properties fo:language="en" fo:country="AU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itle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30"/>
    <style:style style:name="P5" style:family="paragraph" style:parent-style-name="List_20_Paragraph" style:list-style-name="WWNum24"/>
    <style:style style:name="P6" style:family="paragraph" style:parent-style-name="List_20_Paragraph" style:list-style-name="WWNum24">
      <style:paragraph-properties fo:margin-left="6.812cm" fo:margin-right="0cm" fo:text-indent="-4.812cm" style:auto-text-indent="false">
        <style:tab-stops>
          <style:tab-stop style:position="2.501cm"/>
        </style:tab-stops>
      </style:paragraph-properties>
    </style:style>
    <style:style style:name="P7" style:family="paragraph" style:parent-style-name="List_20_Paragraph" style:list-style-name="">
      <style:paragraph-properties fo:margin-left="2.54cm" fo:margin-right="0cm" fo:text-indent="0cm" style:auto-text-indent="false"/>
    </style:style>
    <style:style style:name="P8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A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VOLUTION LAWYERS</text:span></text:p>
      <text:p text:style-name="P2"><text:span text:style-name="T1">GENERIC DOCUMENT TEMPLATE</text:span></text:p>
      <text:p text:style-name="P2"><text:span text:style-name="T1">APRIL 2018</text:span></text:p>
      <text:p text:style-name="Standard"><text:span text:style-name="T1">Document attributes:</text:span></text:p>
      <text:p text:style-name="P1"/>
      <text:list xml:id="list5418910658186040774" text:style-name="WWNum30">
        <text:list-item>
          <text:p text:style-name="P4"><text:span text:style-name="T1">A4 size – 210 mm x 290 mm</text:span></text:p>
        </text:list-item>
        <text:list-item>
          <text:p text:style-name="P4"><text:span text:style-name="T1">Custom Margins – 2.5 cm (left, right, top, and bottom)</text:span></text:p>
        </text:list-item>
        <text:list-item>
          <text:p text:style-name="P4"><text:span text:style-name="T1">Header and Footer – 1.25 cm each</text:span></text:p>
        </text:list-item>
        <text:list-item>
          <text:p text:style-name="P4"><text:span text:style-name="T1">Tab stops for all styles in increments of 1.5 cm i.e. 0 cm, 1.5 cm, 3 cm, 4.5 cm, 6 cm, etc</text:span></text:p>
        </text:list-item>
        <text:list-item>
          <text:p text:style-name="P4"><text:span text:style-name="T1">Styles (per this document):</text:span></text:p>
          <text:list>
            <text:list-item>
              <text:p text:style-name="P4"><text:span text:style-name="T1">Normal – Calibri, 11 point, single spaced, no spacing after or before line, normal font, fully justified</text:span></text:p>
            </text:list-item>
            <text:list-item>
              <text:p text:style-name="P4"><text:span text:style-name="T1">Title – Calibri, 11 point, single spaced, 11 point space after line, bold font, all caps, fully justified</text:span></text:p>
            </text:list-item>
            <text:list-item>
              <text:p text:style-name="P4"><text:span text:style-name="T1">Paragraph – Calibri, 11 point, 1.15 line spacing, 11 point space after line, normal font, fully justified</text:span></text:p>
            </text:list-item>
            <text:list-item>
              <text:p text:style-name="P4"><text:span text:style-name="T1">Quote – Calibri Light, 10 point, 1.15 line spacing, indented 1.5 cm from left and right page margin, 11 point space after line, normal font, fully justified</text:span></text:p>
            </text:list-item>
            <text:list-item>
              <text:p text:style-name="P4"><text:span text:style-name="T1">Numbered Paragraph – Same format as paragraph but with multi level numbering as follows:</text:span></text:p>
              <text:list>
                <text:list-item>
                  <text:p text:style-name="P4"><text:span text:style-name="T1">1., 2., 3., etc – aligned with page</text:span></text:p>
                  <text:list>
                    <text:list-item>
                      <text:p text:style-name="P4"><text:span text:style-name="T1">(a), (b), (c), etc – indented 1.5 cm from page</text:span></text:p>
                      <text:list>
                        <text:list-item>
                          <text:p text:style-name="P4"><text:span text:style-name="T1">(i), (ii), (iii), etc – indented 3 cm from page</text:span></text:p>
                          <text:list>
                            <text:list-item>
                              <text:p text:style-name="P4"><text:span text:style-name="T1">A. B., C., etc – indented 4.5 cm from pag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1">1.5 cm tab after each number, then paragraph text style.</text:span></text:p>
                </text:list-item>
              </text:list>
            </text:list-item>
            <text:list-item>
              <text:p text:style-name="P4"><text:span text:style-name="T1">List Paragraph – Same format as paragraph but with multi-level list as follows:</text:span></text:p>
            </text:list-item>
          </text:list>
        </text:list-item>
      </text:list>
      <text:list xml:id="list814472329187847557" text:style-name="WWNum24">
        <text:list-item>
          <text:p text:style-name="P5"><text:span text:style-name="T1">This style bullet for first level</text:span></text:p>
          <text:list>
            <text:list-item>
              <text:p text:style-name="P5"><text:span text:style-name="T1">This style bullet for second level, indented at 1.5 cm</text:span></text:p>
              <text:list>
                <text:list-item>
                  <text:p text:style-name="P5"><text:span text:style-name="T1">This style bullet for third level, indented at 3 cm</text:span></text:p>
                </text:list-item>
              </text:list>
            </text:list-item>
          </text:list>
        </text:list-item>
        <text:list-item>
          <text:p text:style-name="P5"><text:span text:style-name="T1">1.5 cm tab after each bullet, then paragraph text style.</text:span></text:p>
          <text:list>
            <text:list-item>
              <text:p text:style-name="P6"><text:soft-page-break/><text:span text:style-name="T1">Parties – same format as numbered paragraph, except number and text is in bold</text:span></text:p>
            </text:list-item>
            <text:list-item>
              <text:p text:style-name="P6"><text:span text:style-name="T1">Background – same format as Parties, except with the following numbering style</text:span></text:p>
            </text:list-item>
          </text:list>
        </text:list-item>
        <text:list-item>
          <text:p text:style-name="P5"><text:span text:style-name="T1">A., B., C., etc, in bold</text:span></text:p>
          <text:list>
            <text:list-item>
              <text:p text:style-name="P5"><text:span text:style-name="T1">(i), (ii), (iii), etc, indented 1.5 cm</text:span></text:p>
            </text:list-item>
            <text:list-item>
              <text:p text:style-name="P6"><text:span text:style-name="T1">Clauses – same format as title but with the following numbering:</text:span></text:p>
            </text:list-item>
          </text:list>
        </text:list-item>
        <text:list-item>
          <text:p text:style-name="P5"><text:span text:style-name="T1">1. , 2. , 3. , etc, 1.5 cm tab after number</text:span></text:p>
          <text:list>
            <text:list-item>
              <text:p text:style-name="P6"><text:span text:style-name="T1">Subclause – same format as numbered paragraph but with the following numbering:</text:span></text:p>
            </text:list-item>
          </text:list>
        </text:list-item>
        <text:list-item>
          <text:p text:style-name="P5"><text:span text:style-name="T1">1.1. , 1.2. , 1.3. , etc</text:span></text:p>
          <text:list>
            <text:list-item>
              <text:p text:style-name="P5"><text:span text:style-name="T1">1.1.1. , 1.1.2. , 1.1.3. , etc – indented 1.5 cm</text:span></text:p>
              <text:list>
                <text:list-item>
                  <text:p text:style-name="P5"><text:span text:style-name="T1">1.1.1.1. , 1.1.1.2., 1.1.1.3. , etc – indented 3 cm</text:span></text:p>
                </text:list-item>
              </text:list>
            </text:list-item>
          </text:list>
        </text:list-item>
        <text:list-item>
          <text:p text:style-name="P5"><text:span text:style-name="T1">2.1. , 2.2. , 2.3. , etc</text:span></text:p>
          <text:list>
            <text:list-item>
              <text:p text:style-name="P6"><text:span text:style-name="T1">Schedule – same format as title but centre aligned</text:span></text:p>
            </text:list-item>
          </text:list>
        </text:list-item>
      </text:list>
      <text:p text:style-name="P1"/>
      <text:p text:style-name="P7"><text:span text:style-name="T1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en" fo:country="N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auto-update="true" style:default-outline-level="" style:class="chapter">
      <style:paragraph-properties fo:margin-top="0cm" fo:margin-bottom="0.388cm" loext:contextual-spacing="false"/>
      <style:text-properties fo:text-transform="uppercas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Para" style:family="paragraph" style:parent-style-name="Standard" style:default-outline-level="">
      <style:paragraph-properties fo:margin-top="0cm" fo:margin-bottom="0.388cm" loext:contextual-spacing="false" fo:line-height="115%"/>
    </style:style>
    <style:style style:name="Quote" style:family="paragraph" style:parent-style-name="Para" style:default-outline-level="">
      <style:paragraph-properties fo:margin-left="1.501cm" fo:margin-right="1.501cm" fo:text-indent="0cm" style:auto-text-indent="false"/>
      <style:text-properties fo:color="#404040" style:font-name="Calibri Light" fo:font-family="'Calibri Light'" style:font-family-generic="roman" style:font-pitch="variable" fo:font-size="10pt" style:font-size-asian="10pt" style:font-style-complex="italic"/>
    </style:style>
    <style:style style:name="Background" style:family="paragraph" style:parent-style-name="Para" style:default-outline-level=""/>
    <style:style style:name="List_20_Paragraph" style:display-name="List Paragraph" style:family="paragraph" style:parent-style-name="Standard" style:default-outline-level="">
      <style:paragraph-properties fo:margin-top="0cm" fo:margin-bottom="0.388cm" loext:contextual-spacing="false" fo:line-height="115%"/>
    </style:style>
    <style:style style:name="_23__20_Para" style:display-name="# Para" style:family="paragraph" style:parent-style-name="Para" style:auto-update="true" style:default-outline-level="">
      <style:paragraph-properties fo:line-height="150%"/>
    </style:style>
    <style:style style:name="Clause" style:family="paragraph" style:parent-style-name="Title" style:default-outline-level=""/>
    <style:style style:name="Subclause" style:family="paragraph" style:parent-style-name="Para" style:default-outline-level=""/>
    <style:style style:name="footnote_20_text" style:display-name="footnote text" style:family="paragraph" style:parent-style-name="Standard" style:default-outline-level="">
      <style:paragraph-properties fo:margin-left="1.501cm" fo:margin-right="0cm" fo:text-indent="-1.501cm" style:auto-text-indent="false"/>
      <style:text-properties fo:font-size="9pt" style:font-size-asian="9pt" style:font-size-complex="10pt"/>
    </style:style>
    <style:style style:name="Header" style:family="paragraph" style:parent-style-name="Title" style:default-outline-level="" style:class="extra">
      <style:paragraph-properties fo:text-align="center" style:justify-single-wor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fo:margin-left="7.502cm" fo:margin-right="0cm" fo:text-indent="0cm" style:auto-text-indent="false"/>
    </style:style>
    <style:style style:name="Parties" style:family="paragraph" style:parent-style-name="Para" style:default-outline-level="">
      <style:paragraph-properties fo:margin-left="1.501cm" fo:margin-right="0cm" fo:text-indent="-1.501cm" style:auto-text-indent="false"/>
    </style:style>
    <style:style style:name="Schedule" style:family="paragraph" style:parent-style-name="Title" style:default-outline-level="">
      <style:paragraph-properties fo:text-align="center" style:justify-single-word="false"/>
    </style:style>
    <style:style style:name="TOC_20_Heading" style:display-name="TOC Heading" style:family="paragraph" style:parent-style-name="Title" style:next-style-name="Standard" style:default-outline-level="">
      <style:text-properties fo:font-weight="normal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Default_20_Paragraph_20_Font" style:display-name="Default Paragraph Font" style:family="text"/>
    <style:style style:name="Para_20_Char" style:display-name="Para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TOC_20_Heading_20_Char" style:display-name="TOC Heading Char" style:family="text" style:parent-style-name="Title_20_Char">
      <style:text-properties fo:text-transform="uppercase" fo:color="#00000a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size-asian="10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 style:font-name="Calibri" fo:font-family="Calibri" style:font-family-generic="roman" style:font-pitch="variable" fo:font-size="11pt" style:font-size-asian="11pt"/>
    </style:style>
    <style:style style:name="_23__20_Para_20_Char" style:display-name="# Para Char" style:family="text" style:parent-style-name="Para_20_Char">
      <style:text-properties fo:color="#00000a" style:font-name="Calibri" fo:font-family="Calibri" style:font-family-generic="roman" style:font-pitch="variable" style:font-name-asian="F" style:font-family-generic-asian="system" style:font-pitch-asian="variable" style:font-size-complex="12pt"/>
    </style:style>
    <style:style style:name="Clause_20_Char" style:display-name="Clause Char" style:family="text" style:parent-style-name="Title_20_Char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Subclause_20_Char" style:display-name="Subclause Char" style:family="text" style:parent-style-name="Para_20_Char"/>
    <style:style style:name="Footnote_20_Text_20_Char" style:display-name="Footnote Text Char" style:family="text" style:parent-style-name="Default_20_Paragraph_20_Font">
      <style:text-properties fo:font-size="9pt" style:font-size-asian="9pt" style:font-size-complex="10pt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fo:font-size="11pt" style:font-size-asian="11pt"/>
    </style:style>
    <style:style style:name="Header_20_Char" style:display-name="Header Char" style:family="text" style:parent-style-name="Default_20_Paragraph_20_Font">
      <style:text-properties fo:text-transform="uppercase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Footer_20_Char" style:display-name="Footer Char" style:family="text" style:parent-style-name="Default_20_Paragraph_20_Font"/>
    <style:style style:name="Signature_20_Char" style:display-name="Signature Char" style:family="text" style:parent-style-name="Default_20_Paragraph_20_Font"/>
    <style:style style:name="Background_20_Char" style:display-name="Background Char" style:family="text" style:parent-style-name="Para_20_Char"/>
    <style:style style:name="Parties_20_Char" style:display-name="Parties Char" style:family="text" style:parent-style-name="Para_20_Char"/>
    <style:style style:name="Schedule_20_Char" style:display-name="Schedule Char" style:family="text" style:parent-style-name="Title_20_Char">
      <style:text-properties fo:text-transform="uppercase" fo:color="#00000a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fo:color="#000000" fo:font-size="11pt" fo:font-style="normal" fo:font-weight="bold" style:font-size-asian="11pt" style:font-style-asian="normal" style:font-weight-asian="bold"/>
    </style:style>
    <style:style style:name="ListLabel_20_2" style:display-name="ListLabel 2" style:family="text">
      <style:text-properties fo:font-size="11pt" fo:font-weight="bold" style:font-size-asian="11pt" style:font-weight-asian="bold"/>
    </style:style>
    <style:style style:name="ListLabel_20_3" style:display-name="ListLabel 3" style:family="text"/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color="#00000a"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311cm" fo:text-indent="-1.501cm" fo:margin-left="5.31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812cm" fo:text-indent="-1.501cm" fo:margin-left="6.812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313cm" fo:text-indent="-1.501cm" fo:margin-left="8.313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9.814cm" fo:text-indent="-1.501cm" fo:margin-left="9.81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1.315cm" fo:text-indent="-1.501cm" fo:margin-left="11.31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816cm" fo:text-indent="-1.501cm" fo:margin-left="12.816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4.317cm" fo:text-indent="-1.501cm" fo:margin-left="14.317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5.819cm" fo:text-indent="-1.501cm" fo:margin-left="15.819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7.32cm" fo:text-indent="-1.501cm" fo:margin-left="17.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501cm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loy (Evolution Lawyers)</meta:initial-creator>
    <dc:creator>Thomas Bloy (Evolution Lawyers)</dc:creator>
    <meta:editing-cycles>3</meta:editing-cycles>
    <meta:creation-date>2018-04-16T21:26:00</meta:creation-date>
    <dc:date>2018-04-16T21:52:00</dc:date>
    <meta:editing-duration>PT26M</meta:editing-duration>
    <meta:generator>LibreOffice/5.0.4.2$MacOSX_X86_64 LibreOffice_project/2b9802c1994aa0b7dc6079e128979269cf95bc78</meta:generator>
    <meta:document-statistic meta:table-count="0" meta:image-count="0" meta:object-count="0" meta:page-count="2" meta:paragraph-count="38" meta:word-count="381" meta:character-count="1993" meta:non-whitespace-character-count="1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1.1. Document (No Cover Page)_1.dotx" xlink:href=""/>
  </office:meta>
</office:document-meta>
</file>